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8b18" officeooo:paragraph-rsid="001a8b18"/>
    </style:style>
    <style:style style:name="P2" style:family="paragraph" style:parent-style-name="Heading_20_1">
      <style:text-properties officeooo:rsid="001a8b18" officeooo:paragraph-rsid="001a8b18"/>
    </style:style>
    <style:style style:name="P3" style:family="paragraph" style:parent-style-name="Heading_20_2">
      <style:text-properties officeooo:paragraph-rsid="001a8b18"/>
    </style:style>
    <style:style style:name="P4" style:family="paragraph" style:parent-style-name="Text_20_body" style:list-style-name="L1">
      <style:text-properties officeooo:rsid="001a8b18" officeooo:paragraph-rsid="001a8b18"/>
    </style:style>
    <style:style style:name="P5" style:family="paragraph" style:parent-style-name="Text_20_body" style:list-style-name="L4">
      <style:text-properties officeooo:rsid="001a8b18" officeooo:paragraph-rsid="001a8b18"/>
    </style:style>
    <style:style style:name="P6" style:family="paragraph" style:parent-style-name="Text_20_body" style:list-style-name="L1">
      <style:text-properties officeooo:rsid="001bd5fe" officeooo:paragraph-rsid="001bd5fe"/>
    </style:style>
    <style:style style:name="P7" style:family="paragraph" style:parent-style-name="Text_20_body" style:list-style-name="L1">
      <style:text-properties officeooo:rsid="001bd5fe" officeooo:paragraph-rsid="001a8b18"/>
    </style:style>
    <style:style style:name="P8" style:family="paragraph" style:parent-style-name="Text_20_body" style:list-style-name="L2">
      <style:text-properties officeooo:rsid="001bd5fe" officeooo:paragraph-rsid="001bd5fe"/>
    </style:style>
    <style:style style:name="P9" style:family="paragraph" style:parent-style-name="Text_20_body" style:list-style-name="L3">
      <style:text-properties officeooo:rsid="001bd5fe" officeooo:paragraph-rsid="001bd5fe"/>
    </style:style>
    <style:style style:name="P10" style:family="paragraph" style:parent-style-name="Text_20_body" style:list-style-name="L1">
      <style:text-properties officeooo:rsid="001e66cb" officeooo:paragraph-rsid="001e66cb"/>
    </style:style>
    <style:style style:name="P11" style:family="paragraph" style:parent-style-name="Text_20_body" style:list-style-name="L1">
      <style:text-properties officeooo:rsid="0020cfff" officeooo:paragraph-rsid="0020cfff"/>
    </style:style>
    <style:style style:name="T1" style:family="text">
      <style:text-properties officeooo:rsid="001a8b1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test</text:p>
      <text:h text:style-name="P2" text:outline-level="1">Database</text:h>
      <text:list xml:id="list3473073430" text:style-name="L1">
        <text:list-item>
          <text:p text:style-name="P4">Series</text:p>
          <text:list>
            <text:list-item>
              <text:p text:style-name="P6">unique slug</text:p>
            </text:list-item>
            <text:list-item>
              <text:p text:style-name="P11">unique Name</text:p>
            </text:list-item>
            <text:list-item>
              <text:p text:style-name="P6">slug works</text:p>
            </text:list-item>
          </text:list>
        </text:list-item>
        <text:list-item>
          <text:p text:style-name="P4">Race Entry</text:p>
          <text:list>
            <text:list-item>
              <text:p text:style-name="P7">composite primary key</text:p>
            </text:list-item>
            <text:list-item>
              <text:p text:style-name="P10">default values</text:p>
            </text:list-item>
          </text:list>
        </text:list-item>
      </text:list>
      <text:list xml:id="list1256238359" text:style-name="L2">
        <text:list-item>
          <text:p text:style-name="P8">Boat</text:p>
          <text:list>
            <text:list-item>
              <text:p text:style-name="P8">Primary Key</text:p>
            </text:list-item>
          </text:list>
        </text:list-item>
      </text:list>
      <text:list xml:id="list1759931227" text:style-name="L3">
        <text:list-item>
          <text:p text:style-name="P9">all</text:p>
          <text:list>
            <text:list-item>
              <text:p text:style-name="P9">null fields</text:p>
            </text:list-item>
          </text:list>
        </text:list-item>
      </text:list>
      <text:h text:style-name="Heading_20_2" text:outline-level="2">Leader board view</text:h>
      <text:list xml:id="list697251312" text:style-name="L4">
        <text:list-item>
          <text:p text:style-name="P5">Correct context dict</text:p>
        </text:list-item>
      </text:list>
      <text:h text:style-name="P3" text:outline-level="2"><text:span text:style-name="T1">Old series</text:span> view</text:h>
      <text:list xml:id="list160031907472652" text:continue-numbering="true" text:style-name="L4">
        <text:list-item>
          <text:p text:style-name="P5">Correct context dic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7T16:00:30.489811810</dc:date>
    <meta:editing-duration>PT2H50M4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49" meta:character-count="219" meta:non-whitespace-character-count="200"/>
  </office:meta>
</office:document-meta>
</file>